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Heading_20_1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SNU3_DEVELOPER_LOG_DAY_397"/>SNU developer log day 397</text:h>
      <text:p text:style-name="P1">I woke up early today, and got more done before school. It feels good waking up early again, and I hope I can continue to do so. Today, I worked on some planned features from yesterday, such as an ideaboard update, update to blog pages, a new license, and browser sniffing scripts, along with the usual general documentation.</text:p>
      <text:p text:style-name="P1">I am really proud of the new document system. I also came up with an idea for the ideaboard for today and tomorrow again. With the amount of commits related to document exporting, the commit numbers will seem a lot higher from now on, and this will be a normal thing.</text:p>
      <text:p text:style-name="P1">Sean Patrick Myrick on March 2nd 2020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5:59:26.271000000</meta:creation-date>
    <dc:date>2020-03-03T15:59:46.265000000</dc:date>
    <meta:editing-duration>PT20S</meta:editing-duration>
    <meta:editing-cycles>1</meta:editing-cycles>
    <meta:document-statistic meta:table-count="0" meta:image-count="0" meta:object-count="0" meta:page-count="1" meta:paragraph-count="4" meta:word-count="121" meta:character-count="654" meta:non-whitespace-character-count="537"/>
    <meta:generator>LibreOffice/6.1.2.1$Windows_X86_64 LibreOffice_project/65905a128db06ba48db947242809d14d3f9a93fe</meta:generator>
  </office:meta>
</office:document-meta>
</file>